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fo:font-weight="bold" officeooo:rsid="00103bcb" officeooo:paragraph-rsid="00103bcb" style:font-size-asian="18pt" style:font-weight-asian="bold" style:font-size-complex="18pt" style:font-weight-complex="bold"/>
    </style:style>
    <style:style style:name="P2" style:family="paragraph" style:parent-style-name="Standard">
      <style:text-properties fo:font-size="18pt" fo:font-weight="bold" officeooo:rsid="00136d5e" officeooo:paragraph-rsid="00136d5e" style:font-size-asian="18pt" style:font-weight-asian="bold" style:font-size-complex="18pt" style:font-weight-complex="bold"/>
    </style:style>
    <style:style style:name="P3" style:family="paragraph" style:parent-style-name="Standard">
      <style:text-properties fo:font-size="18pt" style:text-underline-style="solid" style:text-underline-width="auto" style:text-underline-color="font-color" fo:font-weight="bold" officeooo:rsid="0010d554" officeooo:paragraph-rsid="0010d554" style:font-size-asian="18pt" style:font-weight-asian="bold" style:font-size-complex="18pt" style:font-weight-complex="bold"/>
    </style:style>
    <style:style style:name="P4" style:family="paragraph" style:parent-style-name="Standard">
      <style:text-properties fo:font-size="18pt" fo:font-weight="normal" officeooo:rsid="00103bcb" officeooo:paragraph-rsid="00103bcb" style:font-size-asian="18pt" style:font-weight-asian="normal" style:font-size-complex="18pt" style:font-weight-complex="normal"/>
    </style:style>
    <style:style style:name="P5" style:family="paragraph" style:parent-style-name="Standard">
      <style:text-properties fo:font-size="18pt" fo:font-weight="normal" officeooo:rsid="001ff897" officeooo:paragraph-rsid="00103bcb" style:font-size-asian="18pt" style:font-weight-asian="normal" style:font-size-complex="18pt" style:font-weight-complex="normal"/>
    </style:style>
    <style:style style:name="P6" style:family="paragraph" style:parent-style-name="Standard">
      <style:text-properties fo:font-size="18pt" style:text-underline-style="none" fo:font-weight="normal" officeooo:rsid="00103bcb" officeooo:paragraph-rsid="00103bcb" style:font-size-asian="18pt" style:font-weight-asian="normal" style:font-size-complex="18pt" style:font-weight-complex="normal"/>
    </style:style>
    <style:style style:name="P7" style:family="paragraph" style:parent-style-name="Standard">
      <style:text-properties fo:font-size="20pt" style:text-underline-style="none" fo:font-weight="bold" officeooo:rsid="00103bcb" officeooo:paragraph-rsid="0012605e" style:font-size-asian="20pt" style:font-weight-asian="bold" style:font-size-complex="20pt" style:font-weight-complex="bold"/>
    </style:style>
    <style:style style:name="P8" style:family="paragraph" style:parent-style-name="Standard">
      <style:text-properties fo:font-size="20pt" style:text-underline-style="none" fo:font-weight="normal" officeooo:rsid="00156b05" officeooo:paragraph-rsid="00156b05" style:font-size-asian="20pt" style:font-weight-asian="normal" style:font-size-complex="20pt" style:font-weight-complex="normal"/>
    </style:style>
    <style:style style:name="P9" style:family="paragraph" style:parent-style-name="Standard">
      <style:text-properties fo:font-size="20pt" style:text-underline-style="none" fo:font-weight="normal" officeooo:rsid="00103bcb" officeooo:paragraph-rsid="0012605e" style:font-size-asian="20pt" style:font-weight-asian="normal" style:font-size-complex="20pt" style:font-weight-complex="normal"/>
    </style:style>
    <style:style style:name="P10" style:family="paragraph" style:parent-style-name="Standard">
      <style:text-properties fo:font-size="20pt" style:text-underline-style="none" fo:font-weight="normal" officeooo:rsid="00103bcb" officeooo:paragraph-rsid="0010d554" style:font-size-asian="20pt" style:font-weight-asian="normal" style:font-size-complex="20pt" style:font-weight-complex="normal"/>
    </style:style>
    <style:style style:name="P11" style:family="paragraph" style:parent-style-name="Standard">
      <style:text-properties fo:font-size="20pt" style:text-underline-style="none" fo:font-weight="normal" officeooo:rsid="004ae064" officeooo:paragraph-rsid="004ae064" style:font-size-asian="20pt" style:font-weight-asian="normal" style:font-size-complex="20pt" style:font-weight-complex="normal"/>
    </style:style>
    <style:style style:name="P12" style:family="paragraph" style:parent-style-name="Standard">
      <style:text-properties fo:font-size="20pt" officeooo:paragraph-rsid="0010d554" style:font-size-asian="20pt" style:font-size-complex="20pt"/>
    </style:style>
    <style:style style:name="P13" style:family="paragraph" style:parent-style-name="Standard">
      <style:text-properties fo:font-size="20pt" officeooo:rsid="0019a64e" officeooo:paragraph-rsid="0010d554" style:font-size-asian="20pt" style:font-size-complex="20pt"/>
    </style:style>
    <style:style style:name="P14" style:family="paragraph" style:parent-style-name="Standard">
      <style:text-properties fo:font-size="20pt" officeooo:rsid="0019a64e" officeooo:paragraph-rsid="0012605e" style:font-size-asian="20pt" style:font-size-complex="20pt"/>
    </style:style>
    <style:style style:name="P15" style:family="paragraph" style:parent-style-name="Standard">
      <style:text-properties fo:font-size="20pt" officeooo:paragraph-rsid="00103bcb" style:font-size-asian="20pt" style:font-size-complex="20pt"/>
    </style:style>
    <style:style style:name="P16" style:family="paragraph" style:parent-style-name="Standard">
      <style:text-properties fo:font-size="20pt" officeooo:paragraph-rsid="0012605e" style:font-size-asian="20pt" style:font-size-complex="20pt"/>
    </style:style>
    <style:style style:name="P17" style:family="paragraph" style:parent-style-name="Standard">
      <style:text-properties fo:font-size="20pt" officeooo:paragraph-rsid="00156b05" style:font-size-asian="20pt" style:font-size-complex="20pt"/>
    </style:style>
    <style:style style:name="P18" style:family="paragraph" style:parent-style-name="Standard">
      <style:text-properties fo:font-size="20pt" fo:font-weight="normal" officeooo:rsid="0010d554" officeooo:paragraph-rsid="0010d554" style:font-size-asian="20pt" style:font-weight-asian="normal" style:font-size-complex="20pt" style:font-weight-complex="normal"/>
    </style:style>
    <style:style style:name="P19" style:family="paragraph" style:parent-style-name="Standard">
      <style:text-properties fo:font-size="20pt" style:text-underline-style="solid" style:text-underline-width="auto" style:text-underline-color="font-color" fo:font-weight="bold" officeooo:rsid="0010d554" officeooo:paragraph-rsid="00156b05" style:font-size-asian="20pt" style:font-weight-asian="bold" style:font-size-complex="20pt" style:font-weight-complex="bold"/>
    </style:style>
    <style:style style:name="P20" style:family="paragraph" style:parent-style-name="Standard">
      <style:text-properties fo:font-size="20pt" style:text-underline-style="solid" style:text-underline-width="auto" style:text-underline-color="font-color" fo:font-weight="bold" officeooo:rsid="00136d5e" officeooo:paragraph-rsid="00156b05" style:font-size-asian="20pt" style:font-weight-asian="bold" style:font-size-complex="20pt" style:font-weight-complex="bold"/>
    </style:style>
    <style:style style:name="P21" style:family="paragraph" style:parent-style-name="Standard">
      <style:text-properties fo:font-size="20pt" style:text-underline-style="solid" style:text-underline-width="auto" style:text-underline-color="font-color" fo:font-weight="bold" officeooo:rsid="00156b05" officeooo:paragraph-rsid="00156b05" style:font-size-asian="20pt" style:font-weight-asian="bold" style:font-size-complex="20pt" style:font-weight-complex="bold"/>
    </style:style>
    <style:style style:name="P22" style:family="paragraph" style:parent-style-name="Standard">
      <style:text-properties fo:font-size="20pt" style:text-underline-style="solid" style:text-underline-width="auto" style:text-underline-color="font-color" fo:font-weight="normal" officeooo:rsid="0012605e" officeooo:paragraph-rsid="0012605e" style:font-size-asian="20pt" style:font-weight-asian="normal" style:font-size-complex="20pt" style:font-weight-complex="normal"/>
    </style:style>
    <style:style style:name="P23" style:family="paragraph" style:parent-style-name="Standard">
      <style:text-properties fo:font-size="20pt" fo:letter-spacing="0.026cm" officeooo:rsid="001d0c2f" officeooo:paragraph-rsid="00156b05" style:font-size-asian="20pt" style:font-size-complex="20pt"/>
    </style:style>
    <style:style style:name="P24" style:family="paragraph" style:parent-style-name="Standard" style:list-style-name="L1">
      <style:text-properties fo:font-size="20pt" fo:font-weight="normal" officeooo:rsid="0010d554" officeooo:paragraph-rsid="0010d554" style:font-size-asian="20pt" style:font-weight-asian="normal" style:font-size-complex="20pt" style:font-weight-complex="normal"/>
    </style:style>
    <style:style style:name="P25" style:family="paragraph" style:parent-style-name="Standard">
      <style:text-properties fo:font-size="20pt" fo:font-weight="normal" officeooo:paragraph-rsid="004bd85f"/>
    </style:style>
    <style:style style:name="P26" style:family="paragraph" style:parent-style-name="Standard">
      <style:text-properties fo:font-size="20pt" fo:font-weight="normal" officeooo:rsid="00505c8b" officeooo:paragraph-rsid="00505c8b"/>
    </style:style>
    <style:style style:name="P27" style:family="paragraph" style:parent-style-name="Standard">
      <style:text-properties fo:font-size="20pt" fo:font-weight="normal" officeooo:paragraph-rsid="0051de5a"/>
    </style:style>
    <style:style style:name="P28" style:family="paragraph" style:parent-style-name="Standard">
      <style:text-properties fo:font-size="20pt" fo:font-weight="normal" officeooo:rsid="0052e382" officeooo:paragraph-rsid="0052e382"/>
    </style:style>
    <style:style style:name="P29" style:family="paragraph" style:parent-style-name="Standard" style:list-style-name="L2">
      <style:text-properties fo:font-size="20pt" officeooo:paragraph-rsid="00156b05" style:font-size-asian="20pt" style:font-size-complex="20pt"/>
    </style:style>
    <style:style style:name="P30" style:family="paragraph" style:parent-style-name="Standard" style:list-style-name="L2">
      <style:text-properties fo:font-size="20pt" officeooo:rsid="00156b05" officeooo:paragraph-rsid="00156b05" style:font-size-asian="20pt" style:font-size-complex="20pt"/>
    </style:style>
    <style:style style:name="P31" style:family="paragraph" style:parent-style-name="Standard" style:list-style-name="L3">
      <style:text-properties fo:font-size="20pt" style:text-underline-style="none" fo:font-weight="normal" officeooo:rsid="00156b05" officeooo:paragraph-rsid="00156b05" style:font-size-asian="20pt" style:font-weight-asian="normal" style:font-size-complex="20pt" style:font-weight-complex="normal"/>
    </style:style>
    <style:style style:name="P32" style:family="paragraph" style:parent-style-name="Standard" style:list-style-name="L4">
      <style:text-properties fo:font-size="20pt" style:text-underline-style="none" fo:font-weight="normal" officeooo:rsid="00156b05" officeooo:paragraph-rsid="00156b05" style:font-size-asian="20pt" style:font-weight-asian="normal" style:font-size-complex="20pt" style:font-weight-complex="normal"/>
    </style:style>
    <style:style style:name="P33" style:family="paragraph" style:parent-style-name="Standard" style:list-style-name="L5">
      <style:text-properties fo:font-size="20pt" style:text-underline-style="none" fo:font-weight="normal" officeooo:rsid="00156b05" officeooo:paragraph-rsid="00156b05" style:font-size-asian="20pt" style:font-weight-asian="normal" style:font-size-complex="20pt" style:font-weight-complex="normal"/>
    </style:style>
    <style:style style:name="P34" style:family="paragraph" style:parent-style-name="Standard" style:list-style-name="L6">
      <style:text-properties fo:font-size="20pt" style:text-underline-style="none" fo:font-weight="normal" officeooo:rsid="00156b05" officeooo:paragraph-rsid="00156b05" style:font-size-asian="20pt" style:font-weight-asian="normal" style:font-size-complex="20pt" style:font-weight-complex="normal"/>
    </style:style>
    <style:style style:name="P35" style:family="paragraph" style:parent-style-name="Standard" style:list-style-name="L7">
      <style:text-properties fo:font-size="20pt" style:text-underline-style="none" fo:font-weight="normal" officeooo:rsid="00156b05" officeooo:paragraph-rsid="00156b05" style:font-size-asian="20pt" style:font-weight-asian="normal" style:font-size-complex="20pt" style:font-weight-complex="normal"/>
    </style:style>
    <style:style style:name="P36" style:family="paragraph" style:parent-style-name="Standard" style:list-style-name="L8">
      <style:text-properties fo:font-size="20pt" style:text-underline-style="none" fo:font-weight="normal" officeooo:rsid="00156b05" officeooo:paragraph-rsid="00156b05" style:font-size-asian="20pt" style:font-weight-asian="normal" style:font-size-complex="20pt" style:font-weight-complex="normal"/>
    </style:style>
    <style:style style:name="P37" style:family="paragraph" style:parent-style-name="Standard">
      <style:text-properties fo:font-size="20pt" style:text-underline-style="none" fo:font-weight="normal" officeooo:rsid="00156b05" officeooo:paragraph-rsid="00156b05" style:font-size-asian="20pt" style:font-weight-asian="normal" style:font-size-complex="20pt" style:font-weight-complex="normal"/>
    </style:style>
    <style:style style:name="P38" style:family="paragraph" style:parent-style-name="Standard">
      <style:text-properties fo:font-size="20pt" style:text-underline-style="none" fo:font-weight="normal" officeooo:rsid="00156b05" officeooo:paragraph-rsid="0051de5a" style:font-size-asian="20pt" style:font-weight-asian="normal" style:font-size-complex="20pt" style:font-weight-complex="normal"/>
    </style:style>
    <style:style style:name="P39" style:family="paragraph" style:parent-style-name="Standard">
      <style:text-properties fo:font-size="20pt" style:text-underline-style="none" fo:font-weight="normal" officeooo:rsid="004e8f3b" officeooo:paragraph-rsid="004fc43f" style:font-size-asian="20pt" style:font-weight-asian="normal" style:font-size-complex="20pt" style:font-weight-complex="normal"/>
    </style:style>
    <style:style style:name="P40" style:family="paragraph" style:parent-style-name="Standard">
      <style:text-properties fo:font-size="20pt" style:text-underline-style="none" fo:font-weight="normal" officeooo:rsid="004e8f3b" officeooo:paragraph-rsid="0051de5a" style:font-size-asian="20pt" style:font-weight-asian="normal" style:font-size-complex="20pt" style:font-weight-complex="normal"/>
    </style:style>
    <style:style style:name="P41" style:family="paragraph" style:parent-style-name="Standard">
      <style:text-properties fo:font-size="20pt" style:text-underline-style="none" fo:font-weight="normal" officeooo:rsid="004ae064" officeooo:paragraph-rsid="004ae064" style:font-size-asian="20pt" style:font-weight-asian="normal" style:font-size-complex="20pt" style:font-weight-complex="normal"/>
    </style:style>
    <style:style style:name="P42" style:family="paragraph" style:parent-style-name="Standard">
      <style:text-properties fo:font-size="20pt" style:text-underline-style="none" fo:font-weight="normal" officeooo:rsid="004bd85f" officeooo:paragraph-rsid="00505c8b" style:font-size-asian="20pt" style:font-weight-asian="normal" style:font-size-complex="20pt" style:font-weight-complex="normal"/>
    </style:style>
    <style:style style:name="P43" style:family="paragraph" style:parent-style-name="Standard" style:list-style-name="L3">
      <style:text-properties fo:font-size="20pt" style:text-underline-style="none" fo:font-weight="normal" officeooo:rsid="00505c8b" officeooo:paragraph-rsid="00505c8b" style:font-size-asian="20pt" style:font-weight-asian="normal" style:font-size-complex="20pt" style:font-weight-complex="normal"/>
    </style:style>
    <style:style style:name="P44" style:family="paragraph" style:parent-style-name="Standard">
      <style:text-properties fo:font-size="20pt" style:text-underline-style="none" fo:font-weight="normal" officeooo:rsid="005196b9" officeooo:paragraph-rsid="005196b9" style:font-size-asian="20pt" style:font-weight-asian="normal" style:font-size-complex="20pt" style:font-weight-complex="normal"/>
    </style:style>
    <style:style style:name="P45" style:family="paragraph" style:parent-style-name="Standard">
      <style:text-properties fo:font-size="20pt" style:text-underline-style="none" fo:font-weight="normal" officeooo:rsid="005196b9" officeooo:paragraph-rsid="0051de5a" style:font-size-asian="20pt" style:font-weight-asian="normal" style:font-size-complex="20pt" style:font-weight-complex="normal"/>
    </style:style>
    <style:style style:name="P46" style:family="paragraph" style:parent-style-name="Standard">
      <style:text-properties fo:font-size="20pt" style:text-underline-style="solid" style:text-underline-width="auto" style:text-underline-color="font-color" fo:font-weight="bold" officeooo:rsid="00136d5e" officeooo:paragraph-rsid="00156b05" style:font-size-asian="20pt" style:font-weight-asian="bold" style:font-size-complex="20pt" style:font-weight-complex="bold"/>
    </style:style>
    <style:style style:name="P47" style:family="paragraph" style:parent-style-name="Standard">
      <style:text-properties fo:font-size="20pt" fo:letter-spacing="0.026cm" officeooo:rsid="001d0c2f" officeooo:paragraph-rsid="00156b05" style:font-size-asian="20pt" style:font-size-complex="20pt"/>
    </style:style>
    <style:style style:name="P48" style:family="paragraph" style:parent-style-name="Standard">
      <style:text-properties style:font-name="Liberation Serif" fo:font-size="20pt" style:text-underline-style="none" fo:font-weight="normal" officeooo:rsid="004ac24d" officeooo:paragraph-rsid="0051de5a" style:font-size-asian="20pt" style:font-weight-asian="normal" style:font-size-complex="20pt" style:font-weight-complex="normal"/>
    </style:style>
    <style:style style:name="P49" style:family="paragraph" style:parent-style-name="Standard">
      <style:text-properties style:font-name="Liberation Serif" officeooo:paragraph-rsid="0051de5a"/>
    </style:style>
    <style:style style:name="P50" style:family="paragraph" style:parent-style-name="Standard">
      <style:text-properties fo:font-variant="normal" fo:text-transform="none" fo:color="#333333" style:font-name="Liberation Serif" fo:font-size="10.5pt" fo:letter-spacing="normal" fo:font-style="normal" fo:font-weight="normal" officeooo:paragraph-rsid="0051de5a"/>
    </style:style>
    <style:style style:name="P51" style:family="paragraph" style:parent-style-name="Standard">
      <style:text-properties fo:font-weight="normal" officeooo:paragraph-rsid="00505c8b"/>
    </style:style>
    <style:style style:name="P52" style:family="paragraph" style:parent-style-name="Standard">
      <style:text-properties fo:font-weight="normal" officeooo:paragraph-rsid="0051de5a"/>
    </style:style>
    <style:style style:name="T1" style:family="text">
      <style:text-properties fo:font-size="26pt" style:font-size-asian="26pt" style:font-size-complex="26pt"/>
    </style:style>
    <style:style style:name="T2" style:family="text">
      <style:text-properties fo:font-weight="normal" style:font-weight-asian="normal" style:font-weight-complex="normal"/>
    </style:style>
    <style:style style:name="T3" style:family="text">
      <style:text-properties fo:font-weight="normal" officeooo:rsid="00103bcb" style:font-weight-asian="normal" style:font-weight-complex="normal"/>
    </style:style>
    <style:style style:name="T4" style:family="text">
      <style:text-properties fo:font-weight="normal" officeooo:rsid="001c1170" style:font-weight-asian="normal" style:font-weight-complex="normal"/>
    </style:style>
    <style:style style:name="T5" style:family="text">
      <style:text-properties fo:font-weight="normal" officeooo:rsid="001ff897" style:font-weight-asian="normal" style:font-weight-complex="normal"/>
    </style:style>
    <style:style style:name="T6" style:family="text">
      <style:text-properties style:text-underline-style="solid" style:text-underline-width="auto" style:text-underline-color="font-color" fo:font-weight="bold" officeooo:rsid="00156b05" style:font-weight-asian="bold" style:font-weight-complex="bold"/>
    </style:style>
    <style:style style:name="T7" style:family="text">
      <style:text-properties style:text-underline-style="solid" style:text-underline-width="auto" style:text-underline-color="font-color" fo:font-weight="bold" officeooo:rsid="00136d5e" style:font-weight-asian="bold" style:font-weight-complex="bold"/>
    </style:style>
    <style:style style:name="T8" style:family="text">
      <style:text-properties fo:letter-spacing="0.053cm"/>
    </style:style>
    <style:style style:name="T9" style:family="text">
      <style:text-properties fo:letter-spacing="0.026cm"/>
    </style:style>
    <style:style style:name="T10" style:family="text">
      <style:text-properties fo:letter-spacing="0.026cm" fo:font-weight="normal" style:font-weight-asian="normal" style:font-weight-complex="normal"/>
    </style:style>
    <style:style style:name="T11" style:family="text">
      <style:text-properties fo:letter-spacing="0.026cm" fo:font-weight="normal" officeooo:rsid="0027af09" style:font-weight-asian="normal" style:font-weight-complex="normal"/>
    </style:style>
    <style:style style:name="T12" style:family="text">
      <style:text-properties fo:letter-spacing="0.026cm" officeooo:rsid="001d0c2f"/>
    </style:style>
    <style:style style:name="T13" style:family="text">
      <style:text-properties fo:letter-spacing="0.026cm" style:text-underline-style="solid" style:text-underline-width="auto" style:text-underline-color="font-color" fo:font-weight="bold" style:font-weight-asian="bold" style:font-weight-complex="bold"/>
    </style:style>
    <style:style style:name="T14" style:family="text">
      <style:text-properties fo:letter-spacing="0.026cm" style:text-underline-style="solid" style:text-underline-width="auto" style:text-underline-color="font-color" fo:font-weight="bold" officeooo:rsid="00136d5e" style:font-weight-asian="bold" style:font-weight-complex="bold"/>
    </style:style>
    <style:style style:name="T15" style:family="text">
      <style:text-properties fo:letter-spacing="0.026cm" officeooo:rsid="0020f5f9"/>
    </style:style>
    <style:style style:name="T16" style:family="text">
      <style:text-properties fo:letter-spacing="0.026cm" officeooo:rsid="0028daea"/>
    </style:style>
    <style:style style:name="T17" style:family="text">
      <style:text-properties fo:letter-spacing="0.026cm" officeooo:rsid="002d5d89"/>
    </style:style>
    <style:style style:name="T18" style:family="text">
      <style:text-properties fo:letter-spacing="0.079cm"/>
    </style:style>
    <style:style style:name="T19" style:family="text">
      <style:text-properties fo:font-size="20pt" fo:font-weight="normal" style:font-size-asian="20pt" style:font-weight-asian="normal" style:font-size-complex="20pt" style:font-weight-complex="normal"/>
    </style:style>
    <style:style style:name="T20" style:family="text">
      <style:text-properties fo:font-size="20pt" style:text-underline-style="none" fo:font-weight="normal" officeooo:rsid="004ac24d" style:font-size-asian="20pt" style:font-weight-asian="normal" style:font-size-complex="20pt" style:font-weight-complex="normal"/>
    </style:style>
    <style:style style:name="T21" style:family="text">
      <style:text-properties fo:font-size="20pt" style:text-underline-style="none" fo:font-weight="normal" officeooo:rsid="0052e382" style:font-size-asian="20pt" style:font-weight-asian="normal" style:font-size-complex="20pt" style:font-weight-complex="normal"/>
    </style:style>
    <style:style style:name="T22" style:family="text">
      <style:text-properties fo:font-size="20pt" style:text-underline-style="none" style:font-size-asian="20pt" style:font-weight-asian="normal" style:font-size-complex="20pt" style:font-weight-complex="normal"/>
    </style:style>
    <style:style style:name="T23" style:family="text">
      <style:text-properties fo:font-size="20pt" style:text-underline-style="none" officeooo:rsid="004ae064" style:font-size-asian="20pt" style:font-weight-asian="normal" style:font-size-complex="20pt" style:font-weight-complex="normal"/>
    </style:style>
    <style:style style:name="T24" style:family="text">
      <style:text-properties fo:font-size="20pt" style:text-underline-style="none" officeooo:rsid="004e8f3b" style:font-size-asian="20pt" style:font-weight-asian="normal" style:font-size-complex="20pt" style:font-weight-complex="normal"/>
    </style:style>
    <style:style style:name="T25" style:family="text">
      <style:text-properties fo:font-size="20pt" style:text-underline-style="none" officeooo:rsid="0051de5a" style:font-size-asian="20pt" style:font-weight-asian="normal" style:font-size-complex="20pt" style:font-weight-complex="normal"/>
    </style:style>
    <style:style style:name="T26" style:family="text">
      <style:text-properties fo:font-size="20pt" style:text-underline-style="none" officeooo:rsid="0052e382" style:font-size-asian="20pt" style:font-weight-asian="normal" style:font-size-complex="20pt" style:font-weight-complex="normal"/>
    </style:style>
    <style:style style:name="T27" style:family="text">
      <style:text-properties officeooo:rsid="0012605e"/>
    </style:style>
    <style:style style:name="T28" style:family="text">
      <style:text-properties fo:font-weight="bold" style:font-weight-asian="bold" style:font-weight-complex="bold"/>
    </style:style>
    <style:style style:name="T29" style:family="text">
      <style:text-properties officeooo:rsid="00136d5e"/>
    </style:style>
    <style:style style:name="T30" style:family="text">
      <style:text-properties officeooo:rsid="00167322"/>
    </style:style>
    <style:style style:name="T31" style:family="text">
      <style:text-properties officeooo:rsid="00181fee"/>
    </style:style>
    <style:style style:name="T32" style:family="text">
      <style:text-properties officeooo:rsid="00210ee2"/>
    </style:style>
    <style:style style:name="T33" style:family="text">
      <style:text-properties officeooo:rsid="002121ed"/>
    </style:style>
    <style:style style:name="T34" style:family="text">
      <style:text-properties officeooo:rsid="002278bf"/>
    </style:style>
    <style:style style:name="T35" style:family="text">
      <style:text-properties officeooo:rsid="0022f11b"/>
    </style:style>
    <style:style style:name="T36" style:family="text">
      <style:text-properties officeooo:rsid="0024bd52"/>
    </style:style>
    <style:style style:name="T37" style:family="text">
      <style:text-properties officeooo:rsid="002e11f5"/>
    </style:style>
    <style:style style:name="T38" style:family="text">
      <style:text-properties officeooo:rsid="002e71b6"/>
    </style:style>
    <style:style style:name="T39" style:family="text">
      <style:text-properties officeooo:rsid="002efce2"/>
    </style:style>
    <style:style style:name="T40" style:family="text">
      <style:text-properties officeooo:rsid="002f6356"/>
    </style:style>
    <style:style style:name="T41" style:family="text">
      <style:text-properties officeooo:rsid="00417f01"/>
    </style:style>
    <style:style style:name="T42" style:family="text">
      <style:text-properties fo:font-variant="normal" fo:text-transform="none" fo:color="#333333" style:font-name="Liberation Serif" fo:font-size="20pt" fo:letter-spacing="normal" fo:font-style="normal" style:text-underline-style="none" officeooo:rsid="004ac24d" style:font-size-asian="20pt" style:font-weight-asian="normal" style:font-size-complex="20pt" style:font-weight-complex="normal"/>
    </style:style>
    <style:style style:name="T43" style:family="text">
      <style:text-properties fo:font-variant="normal" fo:text-transform="none" fo:color="#333333" fo:font-size="20pt" fo:letter-spacing="normal" fo:font-style="normal" style:text-underline-style="none" fo:font-weight="normal" style:font-size-asian="20pt" style:font-weight-asian="normal" style:font-size-complex="20pt" style:font-weight-complex="normal"/>
    </style:style>
    <style:style style:name="T44" style:family="text">
      <style:text-properties fo:font-variant="normal" fo:text-transform="none" fo:color="#333333" fo:font-size="20pt" fo:letter-spacing="normal" fo:font-style="normal" style:text-underline-style="none" fo:font-weight="normal" officeooo:rsid="004ac24d" style:font-size-asian="20pt" style:font-weight-asian="normal" style:font-size-complex="20pt" style:font-weight-complex="normal"/>
    </style:style>
    <style:style style:name="T45" style:family="text">
      <style:text-properties fo:font-variant="normal" fo:text-transform="none" fo:color="#333333" fo:font-size="20pt" fo:letter-spacing="normal" fo:font-style="normal" style:text-underline-style="none" fo:font-weight="normal" officeooo:rsid="0051de5a" style:font-size-asian="20pt" style:font-weight-asian="normal" style:font-size-complex="20pt" style:font-weight-complex="normal"/>
    </style:style>
    <style:style style:name="T46" style:family="text">
      <style:text-properties style:text-underline-style="none" officeooo:rsid="004a84bc" style:font-size-asian="20pt" style:font-weight-asian="normal" style:font-size-complex="20pt" style:font-weight-complex="normal"/>
    </style:style>
    <style:style style:name="T47" style:family="text">
      <style:text-properties style:text-underline-style="none" officeooo:rsid="004ac24d" style:font-size-asian="20pt" style:font-weight-asian="normal" style:font-size-complex="20pt" style:font-weight-complex="normal"/>
    </style:style>
    <style:style style:name="T48" style:family="text">
      <style:text-properties style:font-name="Liberation Serif" style:text-underline-style="none" style:font-size-asian="20pt" style:font-weight-asian="normal" style:font-size-complex="20pt" style:font-weight-complex="normal"/>
    </style:style>
    <style:style style:name="T49" style:family="text">
      <style:text-properties style:font-name="Liberation Serif" style:text-underline-style="none" officeooo:rsid="004ac24d" style:font-size-asian="20pt" style:font-weight-asian="normal" style:font-size-complex="20pt" style:font-weight-complex="normal"/>
    </style:style>
    <style:style style:name="T50" style:family="text">
      <style:text-properties style:font-name="Liberation Serif" style:text-underline-style="none" officeooo:rsid="004a84bc" style:font-size-asian="20pt" style:font-weight-asian="normal" style:font-size-complex="20pt" style:font-weight-complex="normal"/>
    </style:style>
    <style:style style:name="T51" style:family="text">
      <style:text-properties style:font-name="Liberation Serif" fo:font-size="20pt" style:text-underline-style="none" officeooo:rsid="00156b05" style:font-size-asian="20pt" style:font-weight-asian="normal" style:font-size-complex="20pt" style:font-weight-complex="normal"/>
    </style:style>
    <style:style style:name="T52" style:family="text">
      <style:text-properties fo:color="#7a7a7a" style:font-name="Liberation Serif" fo:font-size="20pt" style:text-underline-style="none" style:font-size-asian="20pt" style:font-weight-asian="normal" style:font-size-complex="20pt" style:font-weight-complex="normal" loext:padding="0cm" loext:border="none"/>
    </style:style>
    <style:style style:name="T53" style:family="text">
      <style:text-properties fo:color="#7a7a7a" style:font-name="Liberation Serif" fo:font-size="20pt" style:text-underline-style="none" officeooo:rsid="004ae064" style:font-size-asian="20pt" style:font-weight-asian="normal" style:font-size-complex="20pt" style:font-weight-complex="normal" loext:padding="0cm" loext:border="none"/>
    </style:style>
    <style:style style:name="T54" style:family="text">
      <style:text-properties fo:color="#7a7a7a" style:font-name="Liberation Serif" fo:font-size="20pt" style:text-underline-style="none" officeooo:rsid="0052e382" style:font-size-asian="20pt" style:font-weight-asian="normal" style:font-size-complex="20pt" style:font-weight-complex="normal" loext:padding="0cm" loext:border="none"/>
    </style:style>
    <style:style style:name="T55" style:family="text">
      <style:text-properties officeooo:rsid="004bd85f"/>
    </style:style>
    <style:style style:name="T56" style:family="text">
      <style:text-properties officeooo:rsid="004e8f3b"/>
    </style:style>
    <style:style style:name="T57" style:family="text">
      <style:text-properties officeooo:rsid="004fc43f"/>
    </style:style>
    <style:style style:name="T58" style:family="text">
      <style:text-properties officeooo:rsid="0051de5a"/>
    </style:style>
    <style:style style:name="T59" style:family="text">
      <style:text-properties officeooo:rsid="00156b05"/>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432cm" fo:text-indent="-0.635cm" fo:margin-left="1.43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67cm" fo:text-indent="-0.635cm" fo:margin-left="2.0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02cm" fo:text-indent="-0.635cm" fo:margin-left="2.7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7cm" fo:text-indent="-0.635cm" fo:margin-left="3.3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72cm" fo:text-indent="-0.635cm" fo:margin-left="3.9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7cm" fo:text-indent="-0.635cm" fo:margin-left="4.6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42cm" fo:text-indent="-0.635cm" fo:margin-left="5.2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7cm" fo:text-indent="-0.635cm" fo:margin-left="5.8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12cm" fo:text-indent="-0.635cm" fo:margin-left="6.5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7cm" fo:text-indent="-0.635cm" fo:margin-left="7.147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23"/><text:span text:style-name="T1">FINANCE &amp; STOCK </text:span></text:p>
      <text:p text:style-name="P1"><text:s text:c="29"/><text:span text:style-name="T2"><text:s/>PROJECT SYNOPSIS</text:span></text:p>
      <text:p text:style-name="P4"/>
      <text:p text:style-name="P4"/>
      <text:p text:style-name="P2"><text:span text:style-name="T2"><text:tab/><text:tab/><text:tab/><text:tab/></text:span><text:span text:style-name="T19">Submitted by:</text:span><text:span text:style-name="T3"><text:tab/><text:tab/><text:tab/></text:span></text:p>
      <text:p text:style-name="P4"/>
      <text:p text:style-name="P4"><text:tab/><text:tab/><text:tab/> <text:s text:c="4"/>Anuj Yadav(14I7070)</text:p>
      <text:p text:style-name="P1"><text:span text:style-name="T2"><text:s text:c="3"/><text:tab/><text:tab/><text:tab/> <text:s text:c="3"/></text:span><text:a xlink:type="simple" xlink:href="mailto:yadavanuj@hotmail.com" text:style-name="Internet_20_link" text:visited-style-name="Visited_20_Internet_20_Link"><text:span text:style-name="T2">yadavanuj@hotmail.com</text:span></text:a></text:p>
      <text:p text:style-name="P4"/>
      <text:p text:style-name="P4"><text:tab/><text:tab/><text:tab/> <text:s text:c="3"/>Rohit Bhasin(14I7110)</text:p>
      <text:p text:style-name="P1"><text:span text:style-name="T2"><text:tab/><text:tab/><text:tab/> <text:s/></text:span><text:a xlink:type="simple" xlink:href="mailto:bhasin.rohit07@gmail.com" text:style-name="Internet_20_link" text:visited-style-name="Visited_20_Internet_20_Link"><text:span text:style-name="T2">bhasin.rohit07@gmail.com</text:span></text:a></text:p>
      <text:p text:style-name="P4"/>
      <text:p text:style-name="P4"><text:s text:c="3"/><text:tab/><text:tab/><text:tab/> <text:s text:c="4"/>Abhiram Satpute (<text:span text:style-name="T30">14I7062</text:span>)</text:p>
      <text:p text:style-name="P1"><text:span text:style-name="T2"><text:tab/><text:tab/><text:tab/> <text:s/></text:span><text:a xlink:type="simple" xlink:href="mailto:abhiramsatpute@gmail.com" text:style-name="Internet_20_link" text:visited-style-name="Visited_20_Internet_20_Link"><text:span text:style-name="T4">abhiramsatpute</text:span></text:a><text:a xlink:type="simple" xlink:href="mailto:abhiramsatpute@gmail.com" text:style-name="Internet_20_link" text:visited-style-name="Visited_20_Internet_20_Link"><text:span text:style-name="T2">@gmail.com</text:span></text:a></text:p>
      <text:p text:style-name="P4"/>
      <text:p text:style-name="P2"><text:span text:style-name="T2"><text:tab/><text:tab/><text:tab/> <text:s text:c="4"/>u</text:span><text:span text:style-name="T19">nder the guidance of</text:span></text:p>
      <text:p text:style-name="P1"><text:span text:style-name="T2"><text:tab/><text:tab/><text:tab/> <text:s text:c="5"/></text:span><text:span text:style-name="T5">M</text:span><text:span text:style-name="T19">r. Praveen Karma</text:span></text:p>
      <text:p text:style-name="P1"><text:span text:style-name="T2"><text:tab/><text:tab/><text:tab/> <text:s text:c="4"/></text:span><text:a xlink:type="simple" xlink:href="mailto:pkarma@ietdavv.edu.in" text:style-name="Internet_20_link" text:visited-style-name="Visited_20_Internet_20_Link"><text:span text:style-name="T5">pkarma</text:span></text:a><text:a xlink:type="simple" xlink:href="mailto:pkarma@ietdavv.edu.in" text:style-name="Internet_20_link" text:visited-style-name="Visited_20_Internet_20_Link"><text:span text:style-name="T2">@</text:span></text:a><text:a xlink:type="simple" xlink:href="mailto:pkarma@ietdavv.edu.in" text:style-name="Internet_20_link" text:visited-style-name="Visited_20_Internet_20_Link"><text:span text:style-name="T5">ietdavv.edu.in</text:span></text:a></text:p>
      <text:p text:style-name="P5"/>
      <text:p text:style-name="P4"/>
      <text:p text:style-name="P4"/>
      <text:p text:style-name="P4"/>
      <text:p text:style-name="P4"/>
      <text:p text:style-name="P4"/>
      <text:p text:style-name="P4"/>
      <text:p text:style-name="P4"/>
      <text:p text:style-name="P4"/>
      <text:p text:style-name="P4"><text:s text:c="4"/><text:tab/>INFORMATION TECHNOLOGY DEPARTMENT</text:p>
      <text:p text:style-name="P4"><text:s text:c="3"/>INSTITUTE OF ENGINEERING AND TECHNOLOGY</text:p>
      <text:p text:style-name="P4"><text:s text:c="29"/>DAVV, INDORE(M.P.)</text:p>
      <text:p text:style-name="P4"/>
      <text:p text:style-name="P4"/>
      <text:p text:style-name="P4"/>
      <text:p text:style-name="P4"/>
      <text:p text:style-name="P4"><text:soft-page-break/></text:p>
      <text:p text:style-name="P3"><text:s text:c="2"/><text:tab/><text:tab/><text:tab/><text:tab/> <text:s text:c="4"/><text:span text:style-name="T27">ABSTRACT</text:span> <text:s text:c="44"/></text:p>
      <text:p text:style-name="P6"/>
      <text:p text:style-name="P15"/>
      <text:p text:style-name="P12">Technical analysis refers to the study of market generated data like prices &amp; <text:span text:style-name="T9">volume to determine the future direction of </text:span><text:span text:style-name="T15">share </text:span><text:span text:style-name="T9">price movements. Technical analysis mainly seeks to predict the short term price travels. The focus of </text:span>technical analysis is mainly on the internal market data, i.e. prices &amp; volume data. The real piece of magic lies in making money by trading shares either Intraday or holding for a short term <text:span text:style-name="T32">(upto few weeks)</text:span>. It appeals mainly to short term traders. If <text:span text:style-name="T9">one wants to make money in this way he/she needs to know the technical side of the stock i.e. charts, trends etc. This analysis uses varied technical</text:span> <text:span text:style-name="T33">candlestick </text:span>patterns and indicators for predicting future prices.</text:p>
      <text:p text:style-name="P12"/>
      <text:p text:style-name="P12"/>
      <text:p text:style-name="P19"><text:s text:c="33"/>KEYWORDS <text:s text:c="38"/></text:p>
      <text:p text:style-name="P19"/>
      <text:p text:style-name="P19"/>
      <text:list xml:id="list4536328793136198545" text:style-name="L1">
        <text:list-item>
          <text:p text:style-name="P24"><text:s/>Stock</text:p>
        </text:list-item>
        <text:list-item>
          <text:p text:style-name="P24"><text:s/><text:span text:style-name="T30">F</text:span>inance</text:p>
        </text:list-item>
        <text:list-item>
          <text:p text:style-name="P24"><text:s/>Sensex</text:p>
        </text:list-item>
        <text:list-item>
          <text:p text:style-name="P24"><text:s/>Nifty</text:p>
        </text:list-item>
        <text:list-item>
          <text:p text:style-name="P24"><text:s/>Sh<text:span text:style-name="T29">ares &amp; Equity</text:span></text:p>
        </text:list-item>
        <text:list-item>
          <text:p text:style-name="P24"><text:s/>Mutual Funds</text:p>
        </text:list-item>
        <text:list-item>
          <text:p text:style-name="P24">Wealth Management</text:p>
        </text:list-item>
      </text:list>
      <text:p text:style-name="P18"/>
      <text:p text:style-name="P18"/>
      <text:p text:style-name="P18"><text:soft-page-break/></text:p>
      <text:p text:style-name="P18"/>
      <text:p text:style-name="P22"><text:s text:c="26"/><text:span text:style-name="T28"><text:s/>INTRODUCTION</text:span> <text:s text:c="46"/></text:p>
      <text:p text:style-name="P13"/>
      <text:p text:style-name="P13"/>
      <text:p text:style-name="P16">The re-emergence of technical analysis as a viable and efficient approach to <text:span text:style-name="T8">individual stock selection and market analysis has drawn a great deal of </text:span>interest among practitioners and <text:span text:style-name="T34">new learners</text:span>.</text:p>
      <text:p text:style-name="P16"/>
      <text:p text:style-name="P9">Technical analysis, or the use of past prices <text:span text:style-name="T35">or prior trend like bullish or bearish </text:span>to predict future prices, has been popular among investors,financial analysts <text:span text:style-name="T36">and hedge funds</text:span>.</text:p>
      <text:p text:style-name="P7"><text:span text:style-name="T2">In today’s world companies become known or considered big when they are listed on reputed Stock Exchanges namely NSE (NIFTY) &amp; BSE (SENSEX) </text:span><text:span text:style-name="T10">for India, </text:span><text:span text:style-name="T11">NASDAQ</text:span><text:span text:style-name="T10"> for USA, HANGSENG for Hong Kong, NIKKEI for </text:span><text:span text:style-name="T2">Japan, RTS for Russia etc.</text:span></text:p>
      <text:p text:style-name="P9"/>
      <text:p text:style-name="P14"><text:span text:style-name="T9">Once the company is listed </text:span><text:span text:style-name="T16">after making IPO i.e., Initial </text:span><text:span text:style-name="T17">Pu</text:span><text:span text:style-name="T16">blic </text:span><text:span text:style-name="T17">O</text:span><text:span text:style-name="T16">ffering </text:span><text:span text:style-name="T9">everything a company does / doesn’t is reacted upon by the public and the prices of the share of the respective company </text:span><text:span text:style-name="T18">fluctuate. Now the company would always want a true picture of the </text:span><text:span text:style-name="T9">company to be represented by share price, they wouldn’t mind if its over </text:span>valued but it hurts when the stocks get under valued.<text:span text:style-name="T37">Market Value is the price at which the stock is trading at a given moment.</text:span></text:p>
      <text:p text:style-name="P10"/>
      <text:p text:style-name="P10"/>
      <text:p text:style-name="P10"><text:soft-page-break/></text:p>
      <text:p text:style-name="P20"><text:s text:c="24"/>LITERATURE SURVEY <text:s text:c="28"/></text:p>
      <text:p text:style-name="P20"/>
      <text:p text:style-name="P44">Whenever the problem of money handling or wealth management comes up, the chances of a person to consult a financial advisor or chartered accountant have always been higher than handling the problem by person itself. One of the main reason for this dilemma is that the person is unable to understand these concepts through the websites present on the internet at the moment. The websites may be too complicated, less explanatory, less interactive or in the worst case scenario, all of them.</text:p>
      <text:p text:style-name="P44"/>
      <text:p text:style-name="P45">There are some websites, and even some online games, that help the user understand the money flow and other financial information. But if one solution gave the written knowledge, it didn’t include user interaction such as money investment by the user and following it every other day, or loan predictors, interest rate calculators, etc. If there was a solution for this one, as in the game, the information-depth to be referred parallely lacked in that solution.</text:p>
      <text:p text:style-name="P45"/>
      <text:p text:style-name="P45"><text:span text:style-name="T58">Learning from all these not-so complete website applications, we propose to create a mobile friendly web application.</text:span> <text:span text:style-name="T58">With maximum functionality, as required by the user, the website aims to include a combination of well-explained written financial information, interactive platform for user’s financial dilemmas, visualization graphs to improve understanding and an overall staightforward, self explanatory and interactive website.</text:span></text:p>
      <text:p text:style-name="P45"/>
      <text:p text:style-name="P20"><text:soft-page-break/></text:p>
      <text:p text:style-name="P17"><text:span text:style-name="T6"><text:s text:c="29"/>PROBLEM DOMAIN</text:span><text:span text:style-name="T7"> <text:s text:c="28"/></text:span></text:p>
      <text:p text:style-name="P20"/>
      <text:p text:style-name="P17">The professional objectives which are being covered <text:s/>in this project are as following-</text:p>
      <text:p text:style-name="P17"/>
      <text:list xml:id="list8995566260230133262" text:style-name="L2">
        <text:list-item>
          <text:p text:style-name="P29">To understand the Technical Analysis which is a security analysis <text:span text:style-name="T9">technique that claims the ability to forecast the future direction of </text:span>price<text:span text:style-name="T39">s</text:span>/<text:span text:style-name="T38">trend</text:span> through the study of past market data.</text:p>
          <text:p text:style-name="P29"/>
        </text:list-item>
        <text:list-item>
          <text:p text:style-name="P29">To understand the use of <text:span text:style-name="T40">candlestick</text:span> charts and other tools to identify patterns that can suggest future activity.</text:p>
          <text:p text:style-name="P29"/>
        </text:list-item>
        <text:list-item>
          <text:p text:style-name="P30">To calculate the EMI of various types of loan and manage the financial wealth of the person.</text:p>
          <text:p text:style-name="P30"/>
        </text:list-item>
        <text:list-item>
          <text:p text:style-name="P30">To give the basic understanding of various stock market related trends, terms &amp; keywords.</text:p>
          <text:p text:style-name="P30"/>
        </text:list-item>
        <text:list-item>
          <text:p text:style-name="P30"><text:span text:style-name="T9">To test whether the investment yields any extra returns in stoc</text:span><text:span text:style-name="T12">ks with the help of technical indicators and patterns or not.</text:span></text:p>
        </text:list-item>
      </text:list>
      <text:p text:style-name="P23"/>
      <text:p text:style-name="P23"/>
      <text:p text:style-name="P23"/>
      <text:p text:style-name="P23"/>
      <text:p text:style-name="P23"/>
      <text:p text:style-name="P23"/>
      <text:p text:style-name="P23"/>
      <text:list xml:id="list51525560687511" text:continue-numbering="true" text:style-name="L2">
        <text:list-header>
          <text:p text:style-name="P30"><text:soft-page-break/><text:span text:style-name="T14"><text:s text:c="18"/>S</text:span><text:span text:style-name="T13">OLUTION DOMAIN <text:s text:c="38"/></text:span></text:p>
        </text:list-header>
      </text:list>
      <text:p text:style-name="P8"/>
      <text:p text:style-name="P11">The objective is to create a web application which can be used to understand the concepts of Stock Market, Stocks, Finance, Investment and thus improvise <text:span text:style-name="T56">wealth management and</text:span> money handling by the user.</text:p>
      <text:p text:style-name="P8"/>
      <text:p text:style-name="P11">The web application will also contain <text:span text:style-name="T55">a variety of</text:span> blogs related to the Stock and Finance (such as Short Selling, Stock Market, Stocks, Bonds, <text:span text:style-name="T56">Shares, Equity,</text:span> Mutual Fund, Treasury Bills, Rates of various bonds, how to understand Candlestick graphs,Passive Income, Active Income, Taxation, GST-related documents, Financial Analysis, Mortgage,etc.) <text:span text:style-name="T55">which will further </text:span>help the user <text:span text:style-name="T55">to understand about his money flow and what monetary risks he could deal with in future.</text:span></text:p>
      <text:p text:style-name="P11"/>
      <text:p text:style-name="P39">As per the concept of our application, we want to create a platform for the user to <text:span text:style-name="T57">give his monetary status as the input to the application, and the application would provide the valuable information to the user in the so-called “Financial” terms’ format. We also plan to provide an idea to the user on how financially dependent or independent he is in the current scenario, via his incomes and investments, and what measures he can take to manipulate his financial digits.</text:span></text:p>
      <text:p text:style-name="P25"><text:span text:style-name="T46">MEAN stands for MongoDB, express, AngularJS, nodeJS. </text:span><text:span text:style-name="T47">It is an opinionated fullstack javascript framework – which simplifies and accelerates web application development.</text:span><text:span text:style-name="T46"> </text:span></text:p>
      <text:p text:style-name="P25"><text:span text:style-name="T50"/></text:p>
      <text:p text:style-name="P25"><text:span text:style-name="T50"/></text:p>
      <text:p text:style-name="P26"><text:soft-page-break/><text:span text:style-name="T50">H</text:span><text:span text:style-name="T48">ence, giving complete understanding of the user’s financial background to the user itself, he would be less involded in monetary risks and there would be less chances of thefts, fraud or security breach in his wallet. The user would not need to invest in financial advisors or other accountants to handle his money which would further help in increase his financial status. <text:s/></text:span></text:p>
      <text:p text:style-name="P25"><text:span text:style-name="T50"/></text:p>
      <text:p text:style-name="P42">For the web application, we would firstly require lots of financial data from the big data websites on the internet and to apply them for a meaningful outcomes in regard to the topics mentioned above. <text:span text:style-name="T56">Therefore, a web application with necessary information and data along with required charts is our approach towards the solution of the problem domain. The technology used for building web application is MEAN stack.</text:span></text:p>
      <text:p text:style-name="P51"><text:span text:style-name="T51"/></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1"><text:soft-page-break/><text:s text:c="29"/>SYSTEM DOMAIN <text:s text:c="44"/></text:p>
      <text:p text:style-name="P8"/>
      <text:p text:style-name="P28"><text:span text:style-name="T49">T</text:span><text:span text:style-name="T48">echnology used : MEAN.</text:span></text:p>
      <text:p text:style-name="P27"><text:span text:style-name="T49">From the client and server sides to the databases, MEAN is a full-stack development toolkit.</text:span></text:p>
      <text:p text:style-name="P48"/>
      <text:p text:style-name="P49"><text:span text:style-name="T20">M: </text:span><text:span text:style-name="T21">M</text:span><text:span text:style-name="T20">ongoDB is NoSQL </text:span><text:span text:style-name="T43">database,</text:span><text:span text:style-name="T44"> used to store the necessary Stock and Finance data from the cloud.</text:span></text:p>
      <text:p text:style-name="P50"><text:span text:style-name="T22">E: </text:span><text:span text:style-name="T26">E</text:span><text:span text:style-name="T22">xpress is a minimal and flexible node.js web application framework </text:span><text:span text:style-name="T25">that</text:span><text:span text:style-name="T23"> </text:span><text:span text:style-name="T24">can </text:span><text:span text:style-name="T25">be</text:span><text:span text:style-name="T23"> </text:span><text:span text:style-name="T24">use</text:span><text:span text:style-name="T25">d</text:span><text:span text:style-name="T23"> as back-end web framework.</text:span></text:p>
      <text:p text:style-name="P50"><text:span text:style-name="T22">A: </text:span><text:span text:style-name="T26">A</text:span><text:span text:style-name="T22">ngularJS lets </text:span><text:span text:style-name="T24">us</text:span><text:span text:style-name="T22"> extend HTML vocabulary for </text:span><text:span text:style-name="T24">our</text:span><text:span text:style-name="T22"> application, </text:span><text:span text:style-name="T23">so it </text:span><text:span text:style-name="T24">can</text:span><text:span text:style-name="T23"> be used as front-end framework.</text:span></text:p>
      <text:p text:style-name="P52"><text:span text:style-name="T52">N: </text:span><text:span text:style-name="T54">N</text:span><text:span text:style-name="T52">ode.js</text:span><text:span text:style-name="T53"> </text:span><text:span text:style-name="T52">is a platform built on Chrome's J</text:span><text:span text:style-name="T54">S</text:span><text:span text:style-name="T52"> runtime </text:span><text:span text:style-name="T54">and can</text:span><text:span text:style-name="T53"> be used as a back-end platform / web framework.</text:span></text:p>
      <text:p text:style-name="P38"/>
      <text:p text:style-name="P40"><text:span text:style-name="T59">For the Front-end part, we will be using HTML,CSS, anyone CSS based framework:- Bootstrap/Materialize.</text:span></text:p>
      <text:p text:style-name="P40"/>
      <text:p text:style-name="P8">Development environment and requirements:</text:p>
      <text:list xml:id="list7020114933452989198" text:style-name="L3">
        <text:list-item>
          <text:p text:style-name="P31"><text:s/>Sublime/Atom text editor</text:p>
        </text:list-item>
        <text:list-item>
          <text:p text:style-name="P31"><text:s/>Google/Yahoo Finance API</text:p>
        </text:list-item>
        <text:list-item>
          <text:p text:style-name="P31">Raw data of NIFTY(NSE) and SENSEX(BSE).</text:p>
        </text:list-item>
      </text:list>
      <text:p text:style-name="P8"/>
      <text:p text:style-name="P8">Hardware specifications:</text:p>
      <text:list xml:id="list6004537805839159301" text:style-name="L4">
        <text:list-item>
          <text:p text:style-name="P32">4GB RAM/500GB ROM</text:p>
        </text:list-item>
        <text:list-item>
          <text:p text:style-name="P32">Active internet connection</text:p>
        </text:list-item>
        <text:list-item>
          <text:p text:style-name="P32">Laptop/<text:span text:style-name="T31">M</text:span>obile for development and testing.</text:p>
        </text:list-item>
      </text:list>
      <text:p text:style-name="P8"><text:s/></text:p>
      <text:p text:style-name="P8">Software specifications:</text:p>
      <text:list xml:id="list4102327581153834261" text:style-name="L5">
        <text:list-item>
          <text:p text:style-name="P33">UBUNTU/WINDOWS <text:span text:style-name="T31">O</text:span>perati<text:span text:style-name="T31">ng</text:span> <text:span text:style-name="T31">S</text:span>ystem</text:p>
          <text:p text:style-name="P33"><text:soft-page-break/></text:p>
        </text:list-item>
      </text:list>
      <text:p text:style-name="P21"><text:s text:c="22"/>APPLICATION DOMAIN <text:s text:c="27"/></text:p>
      <text:p text:style-name="P8"/>
      <text:list xml:id="list8893101269095033238" text:style-name="L6">
        <text:list-item>
          <text:p text:style-name="P34">The user can understand the basics of stock market and how it works through our blogs.</text:p>
        </text:list-item>
        <text:list-item>
          <text:p text:style-name="P34">The user can decide whether to invest in a particular share or not based on our prediction and market analysis.</text:p>
        </text:list-item>
        <text:list-item>
          <text:p text:style-name="P34">The user can know the latest trends in the market through our patterns and graphs made by analyising the past data.</text:p>
        </text:list-item>
        <text:list-item>
          <text:p text:style-name="P34">The user can mange his wealth through our software.</text:p>
        </text:list-item>
        <text:list-item>
          <text:p text:style-name="P34">The user can calculate the EMIs the various types of loans. </text:p>
        </text:list-item>
      </text:list>
      <text:p text:style-name="P8"/>
      <text:p text:style-name="P21"><text:s text:c="26"/>EXPECTED OUTCOME <text:s text:c="62"/></text:p>
      <text:p text:style-name="P8"/>
      <text:p text:style-name="P8"/>
      <text:list xml:id="list5738101172092458843" text:style-name="L7">
        <text:list-item>
          <text:p text:style-name="P35"><text:span text:style-name="T41">Mobile</text:span> friendly fully functional web application.</text:p>
        </text:list-item>
        <text:list-item>
          <text:p text:style-name="P35">Loan calculator. </text:p>
        </text:list-item>
        <text:list-item>
          <text:p text:style-name="P35">Financial Management tracking.</text:p>
        </text:list-item>
      </text:list>
      <text:p text:style-name="P8"/>
      <text:p text:style-name="P8"/>
      <text:p text:style-name="P21"><text:s text:c="33"/>REFERENCES <text:s text:c="35"/></text:p>
      <text:p text:style-name="P8"/>
      <text:list xml:id="list571939098320185811" text:style-name="L8">
        <text:list-item>
          <text:p text:style-name="P36">Zerodha.com</text:p>
        </text:list-item>
        <text:list-item>
          <text:p text:style-name="P36">Investopedia.com</text:p>
        </text:list-item>
        <text:list-item>
          <text:p text:style-name="P36">Google Finance.</text:p>
        </text:list-item>
        <text:list-item>
          <text:p text:style-name="P36">Bseindia.com.</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4T22:36:46.564195803</meta:creation-date>
    <dc:date>2017-09-11T05:15:24.196399353</dc:date>
    <meta:editing-duration>PT3H57M37S</meta:editing-duration>
    <meta:editing-cycles>38</meta:editing-cycles>
    <meta:generator>LibreOffice/5.1.6.2$Linux_X86_64 LibreOffice_project/10m0$Build-2</meta:generator>
    <meta:document-statistic meta:table-count="0" meta:image-count="0" meta:object-count="0" meta:page-count="9" meta:paragraph-count="87" meta:word-count="1294" meta:character-count="8847" meta:non-whitespace-character-count="6834"/>
  </office:meta>
</office:document-meta>
</file>